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5f3" officeooo:paragraph-rsid="001f95f3"/>
    </style:style>
    <style:style style:name="P2" style:family="paragraph" style:parent-style-name="Standard">
      <style:text-properties officeooo:rsid="001f95f3" officeooo:paragraph-rsid="0020b4f1"/>
    </style:style>
    <style:style style:name="P3" style:family="paragraph" style:parent-style-name="Standard">
      <style:text-properties style:font-name="Liberation Serif" fo:font-size="12pt" officeooo:rsid="001f95f3" officeooo:paragraph-rsid="0020b4f1" style:font-size-asian="12pt" style:font-size-complex="12pt"/>
    </style:style>
    <style:style style:name="T1" style:family="text">
      <style:text-properties officeooo:rsid="0020b4f1"/>
    </style:style>
    <style:style style:name="T2" style:family="text">
      <style:text-properties style:font-name="sans-serif"/>
    </style:style>
    <style:style style:name="T3" style:family="text">
      <style:text-properties style:font-name="sans-serif" fo:font-size="15pt"/>
    </style:style>
    <style:style style:name="T4" style:family="text">
      <style:text-properties style:font-name="sans-serif" fo:font-size="12pt" style:font-size-asian="12pt" style:font-size-complex="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20b4f1"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e dispositif étudié est un système permettant à un client de <text:span text:style-name="T1">gérer, </text:span>consulter <text:span text:style-name="T1">et optimiser</text:span> via une application web <text:span text:style-name="T1">ainsi qu’une application Android </text:span>sa consommation énergétique en temps réel.</text:p>
      <text:p text:style-name="P2"><text:span text:style-name="T5">Ces dernières années ont vu une augmentation régulière du coût des différentes énergies. Pour les habitations individuelles utilisant principalement l’énergie électrique, notamment pour le chauffage, adapter sa consommation peut se révéler intéressant budgétairement parlant, indépendamment de toute considération énergétique.</text:span> </text:p>
      <text:p text:style-name="P2"><text:span text:style-name="T6">D</text:span><text:span text:style-name="T5">ans le cas de l’utilisation d’un</text:span><text:span text:style-name="T6">e</text:span><text:span text:style-name="T5"> pompe à chaleur, dont le coefficient de performance (COP) dépend de la température extérieure, il n’est pas possible pour le client de savoir s’il est économiquement plus intéressant de le faire fonctionner la nuit, en Heures Creuses, lorsque la température extérieure est au plus bas (cout du kWh moins élevé, mais COP plus faible) ou la journée, en Heures Pleines lorsque la température est sera maximale (co</text:span><text:span text:style-name="T6">û</text:span><text:span text:style-name="T5">t du kWh plus élevé, mais COP meilleur).</text:span></text:p>
      <text:p text:style-name="P2">Le client pourra <text:span text:style-name="T1">alors</text:span> à distance contrôler la qualité de l’air intérieur grâce à un pilotage approprié de la Ventilation Mécanique Contrôlée en tenant compte de l’humidité intérieure et extérieure. Suivant le type de contrat que le client choisit, <text:span text:style-name="T1">il pourra alors voir quel type de contrat est le plus approprié et pourra alors y voir sa facture EDF en temps réel.</text:span></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1T09:01:23.750231705</meta:creation-date>
    <dc:date>2023-04-11T09:25:12.379853766</dc:date>
    <meta:editing-duration>PT2M18S</meta:editing-duration>
    <meta:editing-cycles>1</meta:editing-cycles>
    <meta:document-statistic meta:table-count="0" meta:image-count="0" meta:object-count="0" meta:page-count="1" meta:paragraph-count="4" meta:word-count="210" meta:character-count="1369" meta:non-whitespace-character-count="1162"/>
    <meta:generator>LibreOffice/6.4.7.2$Linux_X86_64 LibreOffice_project/40$Build-2</meta:generator>
  </office:meta>
</office:document-meta>
</file>